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b6733"/>
    </style:style>
    <style:style style:name="P2" style:family="paragraph" style:parent-style-name="Heading_20_1">
      <style:text-properties officeooo:rsid="001caeca" officeooo:paragraph-rsid="001caeca"/>
    </style:style>
    <style:style style:name="P3" style:family="paragraph" style:parent-style-name="Heading_20_2">
      <style:text-properties officeooo:paragraph-rsid="001caeca"/>
    </style:style>
    <style:style style:name="P4" style:family="paragraph" style:parent-style-name="Heading_20_3">
      <style:text-properties officeooo:paragraph-rsid="001b6733"/>
    </style:style>
    <style:style style:name="P5" style:family="paragraph" style:parent-style-name="Heading_20_3">
      <style:text-properties officeooo:rsid="001caeca" officeooo:paragraph-rsid="001caeca"/>
    </style:style>
    <style:style style:name="P6" style:family="paragraph" style:parent-style-name="Text_20_body">
      <style:text-properties officeooo:rsid="001caeca" officeooo:paragraph-rsid="001caeca"/>
    </style:style>
    <style:style style:name="P7" style:family="paragraph" style:parent-style-name="Text_20_body">
      <style:text-properties officeooo:paragraph-rsid="001c810e"/>
    </style:style>
    <style:style style:name="T1" style:family="text">
      <style:text-properties officeooo:rsid="001c810e"/>
    </style:style>
    <style:style style:name="T2" style:family="text">
      <style:text-properties officeooo:rsid="001b6733"/>
    </style:style>
    <style:style style:name="T3" style:family="text">
      <style:text-properties officeooo:rsid="001cae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Buts du document</text:span></text:h>
      <text:p text:style-name="P6">Ce document décrit la spécification de premier. Il est principalement destiné aux programmeurs.</text:p>
      <text:h text:style-name="Heading_20_1" text:outline-level="1">Place du logiciel dans son environnement</text:h>
      <text:p text:style-name="P6">Premier est installé sur des machines linux et fonctionne en ligne de commande. Il utilise les entrées et sorties standard.</text:p>
      <text:h text:style-name="Heading_20_1" text:outline-level="1">Spécification générales</text:h>
      <text:h text:style-name="Heading_20_2" text:outline-level="2">Description des services attendus</text:h>
      <text:p text:style-name="P6">Premier est destiné à aider les utilisateur à faire des calculs simples à partir de laur poste de travail sans avoir à utiliser une calculatrice.</text:p>
      <text:h text:style-name="P3" text:outline-level="2">Description générale des fonctions</text:h>
      <text:p text:style-name="P6">Premier réaliste les quatre opérations arithmétiques sur des entiers. La division est la division entière et ne retourne pas le reste.</text:p>
      <text:h text:style-name="Heading_20_2" text:outline-level="2">Exigences opérationnelles</text:h>
      <text:h text:style-name="Heading_20_3" text:outline-level="3">Capacités</text:h>
      <text:p text:style-name="P6">Premier peut gérer deux nombres entiers. Les nombres entrés (saisis) doivent être comprise entre 10 000 et -10 000.</text:p>
      <text:h text:style-name="Heading_20_3" text:outline-level="3">Performances</text:h>
      <text:p text:style-name="P7"><text:span text:style-name="T1">Le délai de réponse est inférieur à une seconde sur une machine peu chargée.</text:span></text:p>
      <text:h text:style-name="P3" text:outline-level="2">Exigences techniques</text:h>
      <text:h text:style-name="Heading_20_3" text:outline-level="3"><text:span text:style-name="T3">Langage </text:span>imposé</text:h>
      <text:p text:style-name="P6">Premier est écrit en langage C.</text:p>
      <text:h text:style-name="Heading_20_3" text:outline-level="3">Algrithmes imposés</text:h>
      <text:p text:style-name="P6">Premier effectue les opérations habituelles sur des entiers</text:p>
      <text:h text:style-name="P4" text:outline-level="3">P<text:span text:style-name="T3">récision</text:span></text:h>
      <text:p text:style-name="P6">Premier réalise les calculs avec une précision à l’unité.</text:p>
      <text:h text:style-name="P5" text:outline-level="3">Test</text:h>
      <text:p text:style-name="P6">Premier permet de réaliser des tests automatiques.</text:p>
      <text:h text:style-name="P2" text:outline-level="1"><text:soft-page-break/>Interface (IHM)</text:h>
      <text:p text:style-name="P6">Premier fonctionne en mode ‘CLI’, c’est à en mode ligne de commande. Il utilise une console sur laquelle il affiche ses demande, lit les données et affiche le résultat.</text:p>
      <text:p text:style-name="P6">Il suit la séquence suivante :</text:p>
      <text:p text:style-name="P6">- Il demande le premier nombre et le lit ;</text:p>
      <text:p text:style-name="P6">- Il demande le second nombre et le lit ;</text:p>
      <text:p text:style-name="P6">- Il demande le type d’opération <text:s/>+, -, * ou /</text:p>
      <text:p text:style-name="P6">- Il réalise le calcul demandé</text:p>
      <text:p text:style-name="P6">- Il affiche le résultat.</text:p>
      <text:h text:style-name="Heading_20_1" text:outline-level="1">Description des fonctions</text:h>
      <text:p text:style-name="P6"/>
      <text:p text:style-name="P6">Etc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15:51.507842026</meta:creation-date>
    <dc:date>2024-10-17T12:24:09.841687115</dc:date>
    <meta:editing-duration>PT4H25M58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33" meta:word-count="271" meta:character-count="1615" meta:non-whitespace-character-count="1391"/>
  </office:meta>
</office:document-meta>
</file>